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5" style:family="paragraph" style:parent-style-name="Standard">
      <style:text-properties style:font-name="Times New Roman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6" style:family="paragraph" style:parent-style-name="Standard">
      <style:text-properties style:font-name="Times New Roman" fo:font-style="normal" style:font-style-asian="normal" style:font-style-complex="normal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style="normal" style:font-style-asian="normal" style:font-style-complex="normal"/>
    </style:style>
    <style:style style:name="P9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italic" style:font-style-asian="italic" style:font-style-complex="italic"/>
    </style:style>
    <style:style style:name="P11" style:family="paragraph" style:parent-style-name="Standard">
      <style:paragraph-properties fo:keep-with-next="always"/>
      <style:text-properties fo:font-weight="bold" style:font-weight-asian="bold" style:font-weight-complex="bold"/>
    </style:style>
    <style:style style:name="P12" style:family="paragraph" style:parent-style-name="Standard" style:master-page-name="">
      <style:paragraph-properties style:page-number="auto" fo:keep-with-next="always"/>
      <style:text-properties fo:font-weight="bold" style:font-weight-asian="bold" style:font-weight-complex="bold"/>
    </style:style>
    <style:style style:name="P13" style:family="paragraph" style:parent-style-name="Standard">
      <style:text-properties fo:font-style="normal" style:font-style-asian="normal" style:font-style-complex="normal"/>
    </style:style>
    <style:style style:name="P14" style:family="paragraph" style:parent-style-name="Standard" style:list-style-name="L1"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style="normal" style:font-style-asian="normal" style:font-style-complex="normal"/>
    </style:style>
    <style:style style:name="T8" style:family="text">
      <style:text-properties style:text-position="super 58%" style:font-name="Times New Roman" fo:font-style="normal" style:font-style-asian="normal" style:font-style-complex="normal"/>
    </style:style>
    <style:style style:name="T9" style:family="text">
      <style:text-properties style:text-position="super 58%"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0" style:family="text">
      <style:text-properties style:text-position="super 58%" fo:font-weight="normal" style:font-weight-asian="normal" style:font-weight-complex="normal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4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font-name="Times New Roman" fo:font-style="normal" style:font-style-asian="normal" style:font-style-complex="normal"/>
    </style:style>
    <style:style style:name="T16" style:family="text">
      <style:text-properties style:font-name="Times New Roman" fo:font-style="normal" style:font-name-asian="Times New Roman" style:font-style-asian="normal" style:font-name-complex="Times New Roman" style:font-style-complex="normal"/>
    </style:style>
    <style:style style:name="T17" style:family="text">
      <style:text-properties style:font-name="Times New Roman" style:font-name-asian="Times New Roman" style:font-name-complex="Times New Roman"/>
    </style:style>
    <style:style style:name="T18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font-name="Times New Roman" fo:font-style="italic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20" style:family="text">
      <style:text-properties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vanced Math: Notes on Lessons 21-24</text:p>
      <text:p text:style-name="P1">David A. Wheeler, 2012-10-01</text:p>
      <text:p text:style-name="P9"/>
      <text:p text:style-name="P9">If something in Saxon is absolutely confusing, feel free to consult another book. <text:s/>A good short one is Bob Miller’s “PreCalc for the Clueless”; it doesn’t cover as much as Saxon, but his book is pretty clear on what it does cover. <text:s/>You can get it (and similar books) at your local public library.</text:p>
      <text:p text:style-name="P9"/>
      <text:p text:style-name="P9">May want to re-examine lesson 13D, products of the <text:span text:style-name="T4">entire</text:span><text:span text:style-name="T1"> secant segments (inc. the external portion) is equal to the product of the the </text:span><text:span text:style-name="T4">external</text:span><text:span text:style-name="T1"> secant segments.</text:span></text:p>
      <text:p text:style-name="P7"/>
      <text:p text:style-name="P2">Lesson 21: Evaluating Functions / Domain and Range / Types of Functions / Tests <text:s/>for Functions</text:p>
      <text:p text:style-name="P4">This lesson is primarily about defining terminology and notation, particularly on functions. <text:s/>This is <text:span text:style-name="T4">really</text:span><text:span text:style-name="T1"> important; a vast amount of math is built on top of functions. <text:s/>Know what domain, range, 1-to-1, etc. are. </text:span><text:span text:style-name="T13">A function must pass the “vertical line” test; a 1-to-1 function must </text:span><text:span text:style-name="T19">also</text:span><text:span text:style-name="T13"> pass the “horizontal line” test.</text:span></text:p>
      <text:p text:style-name="P4"/>
      <text:p text:style-name="P4"><text:span text:style-name="T1">Saxon is unfortunately ambiguous when introducing functions. <text:s/>He says that functions are “single-valued” (correct), but what he means is that a function only </text:span><text:span text:style-name="T4">produces</text:span><text:span text:style-name="T1"> a single value. <text:s/>Lesson 21.D is intended to clarify this, but you might easily miss that. <text:s/>For a function, a vertical line must hit at </text:span><text:span text:style-name="T4">most</text:span><text:span text:style-name="T1"> one number (if it produces real numbers). <text:s/>Later on, you’ll see that you </text:span><text:span text:style-name="T4">can</text:span><text:span text:style-name="T1"> create functions that </text:span><text:span text:style-name="T4">accept</text:span><text:span text:style-name="T1"> multiple inputs (the set of those inputs is the function’s domain, so even then a function only has <text:s/></text:span><text:span text:style-name="T4">one</text:span><text:span text:style-name="T1"> domain), but they still produce only one input (there are tricks to overcome that limitation too, but that’s more advanced). <text:s/>So it’s the “only produce one output” rule that’s important for functions.</text:span></text:p>
      <text:p text:style-name="P4"/>
      <text:p text:style-name="P4">The basic idea is that you can define a function by just saying “f(x)=...”, and when you have a particular value for x, just replace every instance of “x” on the right-hand-side with that particular value. <text:s/><text:span text:style-name="T2">Be careful</text:span>: I <text:span text:style-name="T4">highly</text:span> recommend that your right-hand replacements have (..) around them to avoid a common beginner’s mistake.</text:p>
      <text:p text:style-name="P4"/>
      <text:p text:style-name="P4">So, if f(x)=x<text:span text:style-name="T6">2</text:span>+2x+3, then:</text:p>
      <text:p text:style-name="P4"><text:s text:c="2"/>f(5) = (5)<text:span text:style-name="T6">2</text:span>+2(5)+3 = 25+10+3 = 38</text:p>
      <text:p text:style-name="P4"><text:s text:c="2"/>f(2y) = (2y)<text:span text:style-name="T6">2</text:span>+2(2y)+3 = 4y<text:span text:style-name="T6">2</text:span>+4y+3</text:p>
      <text:p text:style-name="P4"><text:s text:c="2"/>f(<text:span text:style-name="T17">θ</text:span>) = <text:span text:style-name="T13">(</text:span><text:span text:style-name="T13">θ</text:span><text:span text:style-name="T13">)</text:span><text:span text:style-name="T9">2</text:span><text:span text:style-name="T13"> + 2(</text:span><text:span text:style-name="T13">θ</text:span><text:span text:style-name="T13">) + 3 = </text:span><text:span text:style-name="T13">θ</text:span><text:span text:style-name="T9">2</text:span><text:span text:style-name="T13"> + 2θ + 3 <text:s text:c="4"/></text:span><text:span text:style-name="T19">Note that the free variable can be changed</text:span><text:span text:style-name="T20">.</text:span></text:p>
      <text:p text:style-name="P5">WRONG:<text:span text:style-name="T3"> f(y+1) = (y+1)</text:span><text:span text:style-name="T10">2</text:span><text:span text:style-name="T3"> + 2y + 1 + 3 = y</text:span><text:span text:style-name="T10">2</text:span><text:span text:style-name="T3"> + 2y + 1 + 2y + 4 = <text:s/></text:span><text:span text:style-name="T13">y</text:span><text:span text:style-name="T9">2</text:span><text:span text:style-name="T13"> + 4y + 5</text:span></text:p>
      <text:p text:style-name="P5"><text:span text:style-name="T16">RIGHT:</text:span><text:span text:style-name="T13"> f(y+1) = <text:s/>(y+1)</text:span><text:span text:style-name="T9">2</text:span><text:span text:style-name="T13"> + 2(y + 1) + 3 = y</text:span><text:span text:style-name="T9">2</text:span><text:span text:style-name="T13"> + 2y + 1 + 2y + 2 + 3 = <text:s/>y</text:span><text:span text:style-name="T9">2</text:span><text:span text:style-name="T13"> + 4y + 6</text:span></text:p>
      <text:p text:style-name="P4"/>
      <text:p text:style-name="P5">Lesson 22: Absolute Value / Reciprocal Functions</text:p>
      <text:p text:style-name="P8">Saxon shows graphical solutions to these absolute-value function questions, using a few patterns. <text:s/>If they help, great! <text:s/>In particular, if you can reorganize your equation into one of these patterns, you can create a corresponding graph:</text:p>
      <text:p text:style-name="P8"><text:tab/>| x – center | &lt;= bound<text:tab/>“Everything from center–bound to center+bound, inclusive”</text:p>
      <text:p text:style-name="P8"><text:tab/>| x – center | &gt;= bound<text:tab/>“Everything &lt;= center–bound, and everything &gt;= center+bound”</text:p>
      <text:p text:style-name="P8">If it’s &lt; instead of &lt;=, or &gt; instead of &gt;=, then it’s not inclusive (put a hole at the edge).</text:p>
      <text:p text:style-name="P8"/>
      <text:p text:style-name="P8">If you have more complex equations, or you find that approach confusing, here’s an alternative approach that is completely symbolic/algebraic, it works all the time, and always works the same way.</text:p>
      <text:p text:style-name="P8"/>
      <text:p text:style-name="P8"><text:soft-page-break/>First, note that a more traditional way of representing the “absolute” function is this:</text:p>
      <text:p text:style-name="P8"><draw:frame draw:style-name="fr1" draw:name="Object3" text:anchor-type="as-char" svg:width="1.711in" svg:height="0.4138in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8">So, you can solve any “absolute value function” problem by splitting the problem into two parts (<text:span text:style-name="T17">≥</text:span>0 and &lt;0), solving each part, and then merging the parts once you’ve completely solved each part. E.G.:</text:p>
      <text:p text:style-name="P8"><draw:frame draw:style-name="fr1" draw:name="Object4" text:anchor-type="as-char" svg:width="3.6035in" svg:height="1.7362in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8"/>
      <text:p text:style-name="P8">Note that the “if” here is essentially an “and”, that is, <text:span text:style-name="T4">both</text:span> the statements before and after the “if” have to be true. <text:s/>In contrast, either or both of the two separate lines can be true. <text:s/>So:</text:p>
      <text:p text:style-name="P8"><draw:frame draw:style-name="fr1" draw:name="Object1" text:anchor-type="as-char" svg:width="1.9291in" svg:height="0.4547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8">has essentially the same meaning as:</text:p>
      <text:p text:style-name="P8"><draw:frame draw:style-name="fr1" draw:name="Object2" text:anchor-type="as-char" svg:width="2.0465in" svg:height="0.6744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>Normally you can simplify each of the “X and Y” (“X if Y”) expressions:</text:p>
      <text:list xml:id="list37269521" text:style-name="L1">
        <text:list-item>
          <text:p text:style-name="P14">If they are both “&lt;”, e.g., “x &lt; c1 and x &lt; c2”, the smaller value (choosing between c1 and c2) wins, so it simplifies to simply “x &lt; c” where c is c1 if that’s the smaller value, otherwise c2. <text:s/>Think about it; if “x” has to less than both c1 and c2, then clearly it has to be smaller than whichever value is smallest. <text:s/>Remember that signs matter, e.g., -5 is smaller than 2. <text:s/>So “x &lt; -5 and x &lt; 2” simplifies to “x &lt; -5”.</text:p>
        </text:list-item>
        <text:list-item>
          <text:p text:style-name="P14">If they are both “&gt;”, e.g., “x &gt; c1 and x &gt; c2”, then the larger value (between c1 and c2) wins. So it will simplify to “x &gt; c”, where c is c1 if that’s the larger value, otherwise it’s c2.</text:p>
        </text:list-item>
        <text:list-item>
          <text:p text:style-name="P14">If they differ in direction, they will often end up defining a range. <text:s/>Flip one of them so that they “go the same way”, and then solve. Thus, you can solve “x&lt; 5 and x &gt; 2” by flipping “x &gt; 2” into “2 &lt; x”, and then combine them into <text:s/>“2 &lt; x &lt; 5”. <text:s/>Sometimes you’ll find that it’s not possible, e.g., “x &lt; 0 and x &gt; 2”; which simplifies to “no solution”.</text:p>
        </text:list-item>
      </text:list>
      <text:p text:style-name="P8"/>
      <text:p text:style-name="P10"><text:span text:style-name="T5">Beware.</text:span><text:span text:style-name="T1"> <text:s/>When you have an inequality (&lt;, &lt;=, &gt;, &gt;=), and you multiply or divide by a negative number, the inequality </text:span><text:span text:style-name="T4">flips</text:span><text:span text:style-name="T1"> (i.e., &lt; becomes <text:s/>&gt;, ≤ becomes <text:s/>≥, and so on). <text:s/>Strictly speaking, this happens with “=” too, but the “flip” of “=” is “=” so it doesn’t matter.</text:span></text:p>
      <text:p text:style-name="P8"/>
      <text:p text:style-name="P11">Lesson 23: Exponential Function / Sketching Exponential</text:p>
      <text:p text:style-name="P8"><text:span text:style-name="T1">The main thing here is that certain types of functions have a characteristic “look”. <text:s/>Functions of the form f(x)=b</text:span><text:span text:style-name="T7">x</text:span><text:span text:style-name="T1"> where x&gt;1 have a characteristic rapid growth, which you should recognize on sight.</text:span></text:p>
      <text:p text:style-name="P8"/>
      <text:p text:style-name="P8"><text:soft-page-break/><text:span text:style-name="T1">Unfortunately, exponential equations can describe the amount of time it takes a computer to do some really useful problems (where x is a measure of the size of the problem, and f(x) is the time it takes). <text:s/>In computing there’s a special field called “complexity theory”, which can describe generally how long a program takes to run when varying its input size. <text:s/>If a program will be exponential, you need to make sure it only deals with really small problem sizes, or find another approach. <text:s/></text:span><text:span text:style-name="T4">Knowing</text:span><text:span text:style-name="T1"> that this is the case is the first step to solving it.</text:span></text:p>
      <text:p text:style-name="P8"/>
      <text:p text:style-name="P12">Lesson 24: Sums of Trigonometric Functions / Combining Functions</text:p>
      <text:p text:style-name="P8">Part 24A is really just practice creating trig values of standard angles, and then simplifying.</text:p>
      <text:p text:style-name="P8"/>
      <text:p text:style-name="P8">Lesson 24B can be head-spinning if you let it. <text:s/>It’s important, but it’s also a simple idea, don’t get fooled into thinking this is more complex than it is. <text:s/>I wish Saxon had used simpler examples, because with simpler examples it becomes really obvious what’s going on. <text:s/>So here are my simple examples; given:</text:p>
      <text:p text:style-name="P8"><text:s text:c="2"/>f(x) = x + 1, <text:s text:c="2"/>and <text:span text:style-name="T1"><text:s text:c="2"/>g(x) = 2x</text:span></text:p>
      <text:p text:style-name="P8">Then:</text:p>
      <text:p text:style-name="P8"><text:s text:c="2"/>(f+g)(x) = f(x)+g(x) = (x+1) + (2x) = 3x+1</text:p>
      <text:p text:style-name="P8"><text:s text:c="2"/>(f-g)(x) = f(x) -g(x) = (x+1) – (2x) = -x+1</text:p>
      <text:p text:style-name="P8"><text:s text:c="2"/>(f<text:span text:style-name="T15">·</text:span>g)(x) = f(x) <text:span text:style-name="T11">·</text:span> g(x) = (x+1) <text:span text:style-name="T15">· (2x) = 2x</text:span><text:span text:style-name="T8">2</text:span><text:span text:style-name="T15">+2x</text:span></text:p>
      <text:p text:style-name="P8"><text:span text:style-name="T15"><text:s text:c="2"/>(f/g)(x) = f(x) / g(x) = (x+1) / (2x) = 1/2+1/(2x) <text:s text:c="2"/>(x</text:span><text:span text:style-name="T16">≠</text:span><text:span text:style-name="T15">0)</text:span></text:p>
      <text:p text:style-name="P6"/>
      <text:p text:style-name="P6">The sneaky new operation is “composition”, symbolized by “○”. <text:s/>It just means apply the rightmost function, then use its result as the input to the next function. <text:s/>So continuing our example:</text:p>
      <text:p text:style-name="P6"><text:s/>(f○g)(x) = f(g(x)) = f(2x) = (2x) +1 = 2x+1</text:p>
      <text:p text:style-name="P6"/>
      <text:p text:style-name="P6">Notice that the order matters, just like order matters for subtraction and division:</text:p>
      <text:p text:style-name="P6"><text:s/>(g○f)(x) = g(f(x)) = g(x+1) = 2(x+1) = 2x+2</text:p>
      <text:p text:style-name="P6"/>
      <text:p text:style-name="P8">There are computer programming languages (notably Haskell) built on functional composition.</text:p>
      <text:p text:style-name="P8"/>
      <text:p text:style-name="P8"/>
      <text:p text:style-name="P3"><text:span text:style-name="T14">THIS WEEK: <text:s/></text:span>Work through lessons 21-24 this week (“Monday – Thursday”).</text:p>
      <text:p text:style-name="P3"/>
      <text:p text:style-name="P6"><text:span text:style-name="T14">Do home study test #5 this week</text:span><text:span text:style-name="T12"> (covers lessons 17-20), presumably on Friday. <text:s/>Have a calculator, but few of the problems will be useful with one (and some have “do not use a calculator” instructions). <text:s/>Please review your notes before taking it, and memorize what you need first. <text:s/></text:span><text:span text:style-name="T18">Show your work</text:span><text:span text:style-name="T12">, so can give partial credit. <text:s/></text:span><text:span text:style-name="T3">Have a parent grade it initially (to identify which ones are right or wrong), and </text:span>put it in the new mailbox on Sunday morning<text:span text:style-name="T3">. <text:s/>I intend to do the final grading, so that I can give partial credit (or full credit if it’s just an equivalent expression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tarSymbol1" svg:font-family="Star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Tahoma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 of <text:page-count>3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e0fbe70-5879838-a0745b0-0cd1158-638b327</meta:generator>
    <meta:initial-creator>David A. Wheeler</meta:initial-creator>
    <meta:creation-date>2007-09-03T22:43:21</meta:creation-date>
    <dc:date>2012-10-01T17:21:01.56</dc:date>
    <meta:print-date>2012-10-01T17:20:21.35</meta:print-date>
    <dc:language>en-US</dc:language>
    <meta:editing-cycles>171</meta:editing-cycles>
    <meta:editing-duration>PT15H6M6S</meta:editing-duration>
    <meta:document-statistic meta:table-count="0" meta:image-count="0" meta:object-count="4" meta:page-count="3" meta:paragraph-count="53" meta:word-count="1369" meta:character-count="7512" meta:non-whitespace-character-count="611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true">{</math:mo>
        <math:mtable>
          <math:mtr>
            <math:mtd>
              <math:mrow>
                <math:mrow>
                  <math:mo math:stretchy="false">(</math:mo>
                  <math:mrow>
                    <math:mi>x</math:mi>
                    <math:mo math:stretchy="false">+</math:mo>
                    <math:mn>2</math:mn>
                  </math:mrow>
                  <math:mo math:stretchy="false">)</math:mo>
                </math:mrow>
                <math:mo math:stretchy="false">≥</math:mo>
                <math:mn>3</math:mn>
              </math:mrow>
            </math:mtd>
            <math:mtd>
              <math:mrow>
                <math:mi math:fontstyle="italic">if</math:mi>
                <math:mrow>
                  <math:mrow>
                    <math:mo math:stretchy="false">(</math:mo>
                    <math:mrow>
                      <math:mi>x</math:mi>
                      <math:mo math:stretchy="false">+</math:mo>
                      <math:mn>2</math:mn>
                    </math:mrow>
                    <math:mo math:stretchy="false">)</math:mo>
                  </math:mrow>
                  <math:mo math:stretchy="false">≥</math:mo>
                  <math:mn>0,</math:mn>
                </math:mrow>
              </math:mrow>
            </math:mtd>
          </math:mtr>
          <math:mtr>
            <math:mtd>
              <math:mrow>
                <math:mrow>
                  <math:mo math:stretchy="false">−</math:mo>
                  <math:mrow>
                    <math:mo math:stretchy="false">(</math:mo>
                    <math:mrow>
                      <math:mi>x</math:mi>
                      <math:mo math:stretchy="false">+</math:mo>
                      <math:mn>2</math:mn>
                    </math:mrow>
                    <math:mo math:stretchy="false">)</math:mo>
                  </math:mrow>
                </math:mrow>
                <math:mo math:stretchy="false">≥</math:mo>
                <math:mn>3</math:mn>
              </math:mrow>
            </math:mtd>
            <math:mtd>
              <math:mrow>
                <math:mi math:fontstyle="italic">if</math:mi>
                <math:mrow>
                  <math:mrow>
                    <math:mo math:stretchy="false">(</math:mo>
                    <math:mrow>
                      <math:mi>x</math:mi>
                      <math:mo math:stretchy="false">+</math:mo>
                      <math:mn>2</math:mn>
                    </math:mrow>
                    <math:mo math:stretchy="false">)</math:mo>
                  </math:mrow>
                  <math:mo math:stretchy="false">&lt;</math:mo>
                  <math:mn>0</math:mn>
                </math:mrow>
              </math:mrow>
            </math:mtd>
          </math:mtr>
        </math:mtable>
      </math:mrow>
    </math:mrow>
    <math:annotation math:encoding="StarMath 5.0">alignl { left lbrace
  matrix { (x+2) &gt;= 3 # if (x+2) &gt;= 0, ##
           -(x+2) &gt;= 3 # if (x+2) &lt; 0 } right none 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true">{</math:mo>
        <math:mtable>
          <math:mtr>
            <math:mtd>
              <math:mrow>
                <math:mrow>
                  <math:mo math:stretchy="false">(</math:mo>
                  <math:mrow>
                    <math:mi>x</math:mi>
                    <math:mo math:stretchy="false">+</math:mo>
                    <math:mn>2</math:mn>
                  </math:mrow>
                  <math:mo math:stretchy="false">)</math:mo>
                </math:mrow>
                <math:mo math:stretchy="false">≥</math:mo>
                <math:mn>3</math:mn>
              </math:mrow>
            </math:mtd>
            <math:mtd>
              <math:mrow>
                <math:mtext>and</math:mtext>
                <math:mrow>
                  <math:mrow>
                    <math:mo math:stretchy="false">(</math:mo>
                    <math:mrow>
                      <math:mi>x</math:mi>
                      <math:mo math:stretchy="false">+</math:mo>
                      <math:mn>2</math:mn>
                    </math:mrow>
                    <math:mo math:stretchy="false">)</math:mo>
                  </math:mrow>
                  <math:mo math:stretchy="false">≥</math:mo>
                  <math:mn>0,</math:mn>
                </math:mrow>
              </math:mrow>
            </math:mtd>
          </math:mtr>
          <math:mtr>
            <math:mtd>
              <math:mtext/>
            </math:mtd>
            <math:mtd>
              <math:mtext>OR</math:mtext>
            </math:mtd>
          </math:mtr>
          <math:mtr>
            <math:mtd>
              <math:mrow>
                <math:mrow>
                  <math:mo math:stretchy="false">−</math:mo>
                  <math:mrow>
                    <math:mo math:stretchy="false">(</math:mo>
                    <math:mrow>
                      <math:mi>x</math:mi>
                      <math:mo math:stretchy="false">+</math:mo>
                      <math:mn>2</math:mn>
                    </math:mrow>
                    <math:mo math:stretchy="false">)</math:mo>
                  </math:mrow>
                </math:mrow>
                <math:mo math:stretchy="false">≥</math:mo>
                <math:mn>3</math:mn>
              </math:mrow>
            </math:mtd>
            <math:mtd>
              <math:mrow>
                <math:mtext>and</math:mtext>
                <math:mrow>
                  <math:mrow>
                    <math:mo math:stretchy="false">(</math:mo>
                    <math:mrow>
                      <math:mi>x</math:mi>
                      <math:mo math:stretchy="false">+</math:mo>
                      <math:mn>2</math:mn>
                    </math:mrow>
                    <math:mo math:stretchy="false">)</math:mo>
                  </math:mrow>
                  <math:mo math:stretchy="false">&lt;</math:mo>
                  <math:mn>0</math:mn>
                </math:mrow>
              </math:mrow>
            </math:mtd>
          </math:mtr>
        </math:mtable>
      </math:mrow>
    </math:mrow>
    <math:annotation math:encoding="StarMath 5.0">alignl { left lbrace
  matrix { (x+2) &gt;= 3 # "and" (x+2) &gt;= 0, ##
           "" # "OR" ##
           -(x+2) &gt;= 3 # "and" (x+2) &lt; 0 } right none 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text>abs</math:mtext>
      <math:mrow>
        <math:mrow>
          <math:mrow>
            <math:mo math:stretchy="false">(</math:mo>
            <math:mi>x</math:mi>
            <math:mo math:stretchy="false">)</math:mo>
          </math:mrow>
          <math:mo math:stretchy="false">=</math:mo>
          <math:mfenced math:open="∣" math:close="∣">
            <math:mi>x</math:mi>
          </math:mfenced>
        </math:mrow>
        <math:mo math:stretchy="false">=</math:mo>
        <math:mrow>
          <math:mo math:stretchy="true">{</math:mo>
          <math:mtable>
            <math:mtr>
              <math:mrow>
                <math:mi>x</math:mi>
                <math:mi math:fontstyle="italic">if</math:mi>
                <math:mrow>
                  <math:mi>x</math:mi>
                  <math:mo math:stretchy="false">≥</math:mo>
                  <math:mn>0,</math:mn>
                </math:mrow>
              </math:mrow>
            </math:mtr>
            <math:mtr>
              <math:mrow>
                <math:mrow>
                  <math:mo math:stretchy="false">−</math:mo>
                  <math:mi>x</math:mi>
                </math:mrow>
                <math:mi math:fontstyle="italic">if</math:mi>
                <math:mrow>
                  <math:mi>x</math:mi>
                  <math:mo math:stretchy="false">&lt;</math:mo>
                  <math:mn>0</math:mn>
                </math:mrow>
              </math:mrow>
            </math:mtr>
          </math:mtable>
        </math:mrow>
      </math:mrow>
    </math:mrow>
    <math:annotation math:encoding="StarMath 5.0">"abs"(x) = abs{x} = left lbrace stack { x if x &gt;= 0, # -x if x &lt; 0 } right none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enced math:open="∣" math:close="∣">
              <math:mrow>
                <math:mi>x</math:mi>
                <math:mo math:stretchy="false">+</math:mo>
                <math:mn>2</math:mn>
              </math:mrow>
            </math:mfenced>
            <math:mo math:stretchy="false">≥</math:mo>
            <math:mn>3</math:mn>
          </math:mrow>
        </math:mrow>
      </math:mtr>
      <math:mtr>
        <math:mrow>
          <math:mrow>
            <math:mo math:stretchy="false">→</math:mo>
            <math:mrow>
              <math:mo math:stretchy="true">{</math:mo>
              <math:mtable>
                <math:mtr>
                  <math:mtd>
                    <math:mrow>
                      <math:mrow>
                        <math:mo math:stretchy="false">(</math:mo>
                        <math:mrow>
                          <math:mi>x</math:mi>
                          <math:mo math:stretchy="false">+</math:mo>
                          <math:mn>2</math:mn>
                        </math:mrow>
                        <math:mo math:stretchy="false">)</math:mo>
                      </math:mrow>
                      <math:mo math:stretchy="false">≥</math:mo>
                      <math:mn>3</math:mn>
                    </math:mrow>
                  </math:mtd>
                  <math:mtd>
                    <math:mrow>
                      <math:mi math:fontstyle="italic">if</math:mi>
                      <math:mrow>
                        <math:mrow>
                          <math:mo math:stretchy="false">(</math:mo>
                          <math:mrow>
                            <math:mi>x</math:mi>
                            <math:mo math:stretchy="false">+</math:mo>
                            <math:mn>2</math:mn>
                          </math:mrow>
                          <math:mo math:stretchy="false">)</math:mo>
                        </math:mrow>
                        <math:mo math:stretchy="false">≥</math:mo>
                        <math:mn>0,</math:mn>
                      </math:mrow>
                    </math:mrow>
                  </math:mtd>
                </math:mtr>
                <math:mtr>
                  <math:mtd>
                    <math:mrow>
                      <math:mrow>
                        <math:mo math:stretchy="false">−</math:mo>
                        <math:mrow>
                          <math:mo math:stretchy="false">(</math:mo>
                          <math:mrow>
                            <math:mi>x</math:mi>
                            <math:mo math:stretchy="false">+</math:mo>
                            <math:mn>2</math:mn>
                          </math:mrow>
                          <math:mo math:stretchy="false">)</math:mo>
                        </math:mrow>
                      </math:mrow>
                      <math:mo math:stretchy="false">≥</math:mo>
                      <math:mn>3</math:mn>
                    </math:mrow>
                  </math:mtd>
                  <math:mtd>
                    <math:mrow>
                      <math:mi math:fontstyle="italic">if</math:mi>
                      <math:mrow>
                        <math:mrow>
                          <math:mo math:stretchy="false">(</math:mo>
                          <math:mrow>
                            <math:mi>x</math:mi>
                            <math:mo math:stretchy="false">+</math:mo>
                            <math:mn>2</math:mn>
                          </math:mrow>
                          <math:mo math:stretchy="false">)</math:mo>
                        </math:mrow>
                        <math:mo math:stretchy="false">&lt;</math:mo>
                        <math:mn>0</math:mn>
                      </math:mrow>
                    </math:mrow>
                  </math:mtd>
                </math:mtr>
              </math:mtable>
            </math:mrow>
          </math:mrow>
        </math:mrow>
      </math:mtr>
      <math:mtr>
        <math:mrow>
          <math:mrow>
            <math:mo math:stretchy="false">→</math:mo>
            <math:mrow>
              <math:mo math:stretchy="true">{</math:mo>
              <math:mtable>
                <math:mtr>
                  <math:mtd>
                    <math:mrow>
                      <math:mi>x</math:mi>
                      <math:mo math:stretchy="false">≥</math:mo>
                      <math:mn>1</math:mn>
                    </math:mrow>
                  </math:mtd>
                  <math:mtd>
                    <math:mrow>
                      <math:mi math:fontstyle="italic">if</math:mi>
                      <math:mrow>
                        <math:mi>x</math:mi>
                        <math:mo math:stretchy="false">≥</math:mo>
                        <math:mrow>
                          <math:mo math:stretchy="false">−</math:mo>
                          <math:mn>2,</math:mn>
                        </math:mrow>
                      </math:mrow>
                    </math:mrow>
                  </math:mtd>
                </math:mtr>
                <math:mtr>
                  <math:mtd>
                    <math:mrow>
                      <math:mrow>
                        <math:mi>x</math:mi>
                        <math:mo math:stretchy="false">+</math:mo>
                        <math:mn>2</math:mn>
                      </math:mrow>
                      <math:mo math:stretchy="false">≤</math:mo>
                      <math:mrow>
                        <math:mo math:stretchy="false">−</math:mo>
                        <math:mn>3</math:mn>
                      </math:mrow>
                    </math:mrow>
                  </math:mtd>
                  <math:mtd>
                    <math:mrow>
                      <math:mi math:fontstyle="italic">if</math:mi>
                      <math:mrow>
                        <math:mi>x</math:mi>
                        <math:mo math:stretchy="false">&lt;</math:mo>
                        <math:mrow>
                          <math:mo math:stretchy="false">−</math:mo>
                          <math:mn>2</math:mn>
                        </math:mrow>
                      </math:mrow>
                      <math:mtext>  Notice the flip in direction</math:mtext>
                    </math:mrow>
                  </math:mtd>
                </math:mtr>
              </math:mtable>
            </math:mrow>
          </math:mrow>
        </math:mrow>
      </math:mtr>
      <math:mtr>
        <math:mrow>
          <math:mrow>
            <math:mo math:stretchy="false">→</math:mo>
            <math:mrow>
              <math:mo math:stretchy="true">{</math:mo>
              <math:mtable>
                <math:mtr>
                  <math:mtd>
                    <math:mrow>
                      <math:mi>x</math:mi>
                      <math:mo math:stretchy="false">≥</math:mo>
                      <math:mn>1</math:mn>
                    </math:mrow>
                  </math:mtd>
                  <math:mtd>
                    <math:mrow>
                      <math:mi math:fontstyle="italic">if</math:mi>
                      <math:mrow>
                        <math:mi>x</math:mi>
                        <math:mo math:stretchy="false">≥</math:mo>
                        <math:mrow>
                          <math:mo math:stretchy="false">−</math:mo>
                          <math:mn>2,</math:mn>
                        </math:mrow>
                      </math:mrow>
                    </math:mrow>
                  </math:mtd>
                </math:mtr>
                <math:mtr>
                  <math:mtd>
                    <math:mrow>
                      <math:mi>x</math:mi>
                      <math:mo math:stretchy="false">≤</math:mo>
                      <math:mrow>
                        <math:mo math:stretchy="false">−</math:mo>
                        <math:mn>5</math:mn>
                      </math:mrow>
                    </math:mrow>
                  </math:mtd>
                  <math:mtd>
                    <math:mrow>
                      <math:mi math:fontstyle="italic">if</math:mi>
                      <math:mrow>
                        <math:mi>x</math:mi>
                        <math:mo math:stretchy="false">&lt;</math:mo>
                        <math:mrow>
                          <math:mo math:stretchy="false">−</math:mo>
                          <math:mn>2</math:mn>
                        </math:mrow>
                      </math:mrow>
                    </math:mrow>
                  </math:mtd>
                </math:mtr>
              </math:mtable>
            </math:mrow>
          </math:mrow>
        </math:mrow>
      </math:mtr>
      <math:mtr>
        <math:mrow>
          <math:mrow>
            <math:mo math:stretchy="false">→</math:mo>
            <math:mrow>
              <math:mi>x</math:mi>
              <math:mo math:stretchy="false">≥</math:mo>
              <math:mn>1</math:mn>
            </math:mrow>
            <math:mtext>or</math:mtext>
            <math:mrow>
              <math:mi>x</math:mi>
              <math:mo math:stretchy="false">≤</math:mo>
              <math:mrow>
                <math:mo math:stretchy="false">−</math:mo>
                <math:mn>5</math:mn>
              </math:mrow>
            </math:mrow>
            <math:mtext>  Notice how to merge them back</math:mtext>
          </math:mrow>
        </math:mrow>
      </math:mtr>
    </math:mtable>
    <math:annotation math:encoding="StarMath 5.0">alignl { abs{x+2} &gt;= 3 }
newline
alignl { rightarrow left lbrace
  matrix { (x+2) &gt;= 3 # if (x+2) &gt;= 0, ##
           -(x+2) &gt;= 3 # if (x+2) &lt; 0 } right none }
newline
alignl { rightarrow left lbrace
  matrix { x &gt;= 1  # if x &gt;= -2, ##
          x+2 &lt;= -3 # if x &lt; -2 "  Notice the flip in direction" } right none  }
newline
alignl { rightarrow left lbrace
  matrix { x &gt;= 1 # if x &gt;= -2, ##
          x &lt;= -5 # if x &lt; -2 } right none }
newline
alignl { rightarrow x &gt;= 1 "or" x &lt;= -5 "  Notice how to merge them back" }

</math:annotation>
  </math:semantics>
</math:math>
</file>